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5e1" officeooo:paragraph-rsid="00063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1:33:33.599333479</meta:creation-date>
    <dc:date>2022-04-06T01:36:07.941178846</dc:date>
    <meta:editing-duration>PT2M3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